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, monospac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Raleway" svg:font-family="Raleway"/>
    <style:font-face style:name="Source Code Pro" svg:font-family="'Source Code Pro', Consolas, 'Bitstream Vera Sans Mono', 'Courier New', Courier, monospace"/>
    <style:font-face style:name="monospace" svg:font-family="monospace, monospace"/>
  </office:font-face-decls>
  <office:automatic-styles>
    <style:style style:name="P1" style:family="paragraph" style:parent-style-name="Standard">
      <style:text-properties fo:font-weight="normal" officeooo:rsid="0010d039" officeooo:paragraph-rsid="0010d039" style:font-weight-asian="normal" style:font-weight-complex="normal"/>
    </style:style>
    <style:style style:name="P2" style:family="paragraph" style:parent-style-name="Standard">
      <style:text-properties fo:font-weight="normal" officeooo:rsid="0010d039" officeooo:paragraph-rsid="0010d039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10d039" officeooo:paragraph-rsid="00134b16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10d039" officeooo:paragraph-rsid="001666ce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10d039" officeooo:paragraph-rsid="001431c5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10d039" officeooo:paragraph-rsid="00178a1c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34b16" officeooo:paragraph-rsid="00134b16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134b16" officeooo:paragraph-rsid="0014f25a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1408e4" officeooo:paragraph-rsid="001408e4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198c0a" officeooo:paragraph-rsid="00198c0a" style:font-weight-asian="normal" style:font-weight-complex="normal"/>
    </style:style>
    <style:style style:name="P11" style:family="paragraph" style:parent-style-name="Standard">
      <style:text-properties fo:font-weight="bold" officeooo:rsid="0010d039" officeooo:paragraph-rsid="0011ad03" style:font-weight-asian="bold" style:font-weight-complex="bold"/>
    </style:style>
    <style:style style:name="P12" style:family="paragraph" style:parent-style-name="Standard" style:list-style-name="L1">
      <style:text-properties officeooo:paragraph-rsid="0010d039"/>
    </style:style>
    <style:style style:name="T1" style:family="text">
      <style:text-properties fo:font-weight="normal" officeooo:rsid="0010d039" style:font-weight-asian="normal" style:font-weight-complex="normal"/>
    </style:style>
    <style:style style:name="T2" style:family="text">
      <style:text-properties fo:font-weight="normal" officeooo:rsid="0011ad03" style:font-weight-asian="normal" style:font-weight-complex="normal"/>
    </style:style>
    <style:style style:name="T3" style:family="text">
      <style:text-properties officeooo:rsid="0014f25a"/>
    </style:style>
    <style:style style:name="T4" style:family="text">
      <style:text-properties officeooo:rsid="0010d039"/>
    </style:style>
    <style:style style:name="T5" style:family="text">
      <style:text-properties officeooo:rsid="001666ce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ocker + Java + Springboot + Postgres</text:p>
      <text:p text:style-name="P1"/>
      <text:list xml:id="list2104155457" text:style-name="L1">
        <text:list-item>
          <text:p text:style-name="P12"><text:span text:style-name="T1">Ir até </text:span><text:a xlink:type="simple" xlink:href="https://start.spring.io/" text:style-name="Internet_20_link" text:visited-style-name="Visited_20_Internet_20_Link"><text:span text:style-name="T1">https://start.spring.io/</text:span></text:a><text:span text:style-name="T1">, selecionar a versão certa do java e maven. Adicionar dependência “Springboot Web”, “Spring Data JPA” </text:span><text:span text:style-name="T2">e “PostgreSQL Driver”</text:span><text:span text:style-name="T1"> antes de baixar.</text:span></text:p>
        </text:list-item>
        <text:list-item>
          <text:p text:style-name="P3">Baixar, extrair e abrir o projeto com o IntelliJ.</text:p>
        </text:list-item>
        <text:list-item>
          <text:p text:style-name="P4">Anotar a classe “DemoApplication” com @@SpringBootApplication e <text:bookmark-start text:name="__DdeLink__24_3307538926"/>@RestController<text:bookmark-end text:name="__DdeLink__24_3307538926"/> (camada Controller do MVC, que é a API). Criar um método “home” (pode se chamar qualquer coisa) que retorna uma String “Hello world de dentro do Docker”. Anotar esse método com @RequestMapping(“/”) , que é o caminho.</text:p>
        </text:list-item>
        <text:list-item>
          <text:p text:style-name="P8">Antes de iniciar o Post<text:span text:style-name="T5">g</text:span>res, precisamos compilar aplicação springboot e para isso, rodamos: <text:span text:style-name="T4">“./mvnw </text:span><text:span text:style-name="T3">clean </text:span><text:span text:style-name="T4">package</text:span> -DskipTests<text:span text:style-name="T4"> &amp;&amp; java -jar target/demo-0.1.0.jar”</text:span> <text:s/>(pula os testes pq vai dar pau sem o postegres instalado, por enquanto).</text:p>
        </text:list-item>
        <text:list-item>
          <text:p text:style-name="P9">Copiar o arquivo Dockerfile para o projeto (pasta principal).</text:p>
        </text:list-item>
        <text:list-item>
          <text:p text:style-name="P9">Copiar o arquivo Docker-compose.yml para o projeto (pasta principal).</text:p>
        </text:list-item>
        <text:list-item>
          <text:p text:style-name="P6">Buildar a imagem docker usando o comando “docker build -t demo .” → O ponto é para indicar o caminho que servirá de base para a nova imagem (no caso, o pwd).</text:p>
        </text:list-item>
        <text:list-item>
          <text:p text:style-name="P6">Com a imagem criada, basta executar o “docker run -p 8080:8080 demo” onde o -r manda reencaminhar as requisições da porta 8080 do sistema host para o docker, assim podemos acessar o docker do nosso sistema usando a porta 8080.</text:p>
        </text:list-item>
        <text:list-item>
          <text:p text:style-name="P10">Ao rodar “curl localhost:8080” (ou pelo navegador) será retornada a mensagem que colocams no método home. Isso significa que o reencaminhamento das requisições da porta 8080, bem como o docker estão funcionando.</text:p>
        </text:list-item>
        <text:list-item>
          <text:p text:style-name="P5"/>
          <text:p text:style-name="P7"/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, monospac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Raleway" svg:font-family="Raleway"/>
    <style:font-face style:name="Source Code Pro" svg:font-family="'Source Code Pro', Consolas, 'Bitstream Vera Sans Mono', 'Courier New', Courier, monospace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4T14:26:49.741960899</meta:creation-date>
    <dc:date>2022-05-04T15:18:33.602091320</dc:date>
    <meta:editing-duration>PT41M8S</meta:editing-duration>
    <meta:editing-cycles>9</meta:editing-cycles>
    <meta:generator>LibreOffice/7.3.2.2$Linux_X86_64 LibreOffice_project/30$Build-2</meta:generator>
    <meta:document-statistic meta:table-count="0" meta:image-count="0" meta:object-count="0" meta:page-count="1" meta:paragraph-count="11" meta:word-count="251" meta:character-count="1534" meta:non-whitespace-character-count="1302"/>
  </office:meta>
</office:document-meta>
</file>